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Biolinum Keyboard O" svg:font-family="'Linux Biolinum Keyboard O'" style:font-pitch="variable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style:font-name="Linux Libertine Display O" fo:font-size="24pt" officeooo:rsid="0016b13a" officeooo:paragraph-rsid="0016b13a" style:font-size-asian="21pt" style:font-size-complex="24pt"/>
    </style:style>
    <style:style style:name="P2" style:family="paragraph" style:parent-style-name="Text_20_body">
      <style:text-properties style:font-name="Linux Biolinum Keyboard O" officeooo:rsid="00188b00" officeooo:paragraph-rsid="00188b00"/>
    </style:style>
    <style:style style:name="P3" style:family="paragraph" style:parent-style-name="Text_20_body">
      <style:text-properties style:font-name="Linux Libertine Display O" officeooo:rsid="0016b13a" officeooo:paragraph-rsid="0016b13a"/>
    </style:style>
    <style:style style:name="P4" style:family="paragraph" style:parent-style-name="Text_20_body">
      <style:text-properties style:font-name="Linux Libertine Display O" officeooo:rsid="0016f858" officeooo:paragraph-rsid="0016f858"/>
    </style:style>
    <style:style style:name="P5" style:family="paragraph" style:parent-style-name="Text_20_body">
      <style:text-properties officeooo:paragraph-rsid="0019a11b"/>
    </style:style>
    <style:style style:name="P6" style:family="paragraph" style:parent-style-name="Text_20_body" style:list-style-name="Numbering_20_123"/>
    <style:style style:name="P7" style:family="paragraph" style:parent-style-name="Text_20_body" style:list-style-name="Numbering_20_123">
      <style:text-properties officeooo:paragraph-rsid="0019a11b"/>
    </style:style>
    <style:style style:name="P8" style:family="paragraph" style:parent-style-name="Text_20_body" style:list-style-name="Numbering_20_123">
      <style:text-properties officeooo:paragraph-rsid="00188b00"/>
    </style:style>
    <style:style style:name="P9" style:family="paragraph" style:parent-style-name="Text_20_body" style:list-style-name="Numbering_20_123">
      <style:text-properties style:font-name="Linux Libertine Display O" officeooo:rsid="00188b00" officeooo:paragraph-rsid="00188b00"/>
    </style:style>
    <style:style style:name="P10" style:family="paragraph" style:parent-style-name="Text_20_body" style:list-style-name="Numbering_20_123">
      <style:text-properties style:font-name="Linux Libertine Display O" officeooo:rsid="0016f858" officeooo:paragraph-rsid="0019a11b"/>
    </style:style>
    <style:style style:name="P11" style:family="paragraph" style:parent-style-name="Text_20_body" style:list-style-name="Numbering_20_123">
      <style:text-properties officeooo:rsid="001c6076" officeooo:paragraph-rsid="001c6076"/>
    </style:style>
    <style:style style:name="P12" style:family="paragraph" style:parent-style-name="Text_20_body">
      <style:text-properties officeooo:paragraph-rsid="0019a11b"/>
    </style:style>
    <style:style style:name="P13" style:family="paragraph" style:parent-style-name="Heading_20_1">
      <style:text-properties style:font-name="Linux Libertine Display O" officeooo:rsid="0016b13a" officeooo:paragraph-rsid="0019a11b"/>
    </style:style>
    <style:style style:name="P14" style:family="paragraph" style:parent-style-name="Heading_20_1">
      <style:text-properties style:font-name="Linux Libertine Display O" officeooo:rsid="0016b13a" officeooo:paragraph-rsid="0016b13a"/>
    </style:style>
    <style:style style:name="T1" style:family="text">
      <style:text-properties style:font-name="Linux Libertine Display O"/>
    </style:style>
    <style:style style:name="T2" style:family="text">
      <style:text-properties style:font-name="Linux Libertine Display O" officeooo:rsid="0016b13a"/>
    </style:style>
    <style:style style:name="T3" style:family="text">
      <style:text-properties style:font-name="Linux Libertine Display O" officeooo:rsid="00188b00"/>
    </style:style>
    <style:style style:name="T4" style:family="text">
      <style:text-properties style:font-name="Linux Libertine Display O" officeooo:rsid="0018d8d7"/>
    </style:style>
    <style:style style:name="T5" style:family="text">
      <style:text-properties style:font-name="Linux Libertine Display O" officeooo:rsid="0019a11b"/>
    </style:style>
    <style:style style:name="T6" style:family="text">
      <style:text-properties style:font-name="Linux Libertine Display O" officeooo:rsid="0016f858"/>
    </style:style>
    <style:style style:name="T7" style:family="text">
      <style:text-properties style:font-name="Linux Libertine Display O" officeooo:rsid="001c6076"/>
    </style:style>
    <style:style style:name="T8" style:family="text">
      <style:text-properties style:font-name="Linux Libertine Display O" officeooo:rsid="001c6586"/>
    </style:style>
    <style:style style:name="T9" style:family="text">
      <style:text-properties officeooo:rsid="0018d8d7"/>
    </style:style>
    <style:style style:name="T10" style:family="text">
      <style:text-properties officeooo:rsid="0019a11b"/>
    </style:style>
    <style:style style:name="T11" style:family="text">
      <style:text-properties officeooo:rsid="001c60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rements for Nurse Call Button</text:p>
      <text:h text:style-name="P13" text:outline-level="1">Hardware</text:h>
      <text:list xml:id="list4081866291" text:style-name="Numbering_20_123">
        <text:list-header>
          <text:p text:style-name="P7"><text:span text:style-name="T5">1.</text:span><text:span text:style-name="T2">Push button that must be easily reachable by father</text:span></text:p>
        </text:list-header>
      </text:list>
      <text:p text:style-name="P5"><text:span text:style-name="T2"><text:tab/></text:span><text:span text:style-name="T5">2.</text:span><text:span text:style-name="T2">Be connected to Raspberry Pi via GPIO pins</text:span></text:p>
      <text:p text:style-name="P3"><text:tab/><text:span text:style-name="T10">3.</text:span>Speaker that connects to Raspberry Pi </text:p>
      <text:p text:style-name="P4"><text:span text:style-name="T9"><text:tab/>4.Two </text:span>LED indicator<text:span text:style-name="T9">s</text:span> that connects to Raspberry Pi GPIO pins; <text:span text:style-name="T9">one for the patient to push <text:tab/><text:tab/>and another for nurse to push.</text:span></text:p>
      <text:list xml:id="list191925819018462" text:continue-numbering="true" text:style-name="Numbering_20_123">
        <text:list-header>
          <text:p text:style-name="P8"><text:span text:style-name="T5">5.</text:span><text:span text:style-name="T3">Must be cat proof:</text:span></text:p>
          <text:p text:style-name="P9"><text:tab/>knocked over or damaged by cat </text:p>
        </text:list-header>
      </text:list>
      <text:h text:style-name="P14" text:outline-level="1">Software <text:s/></text:h>
      <text:list xml:id="list191925697101980" text:continue-numbering="true" text:style-name="Numbering_20_123">
        <text:list-header>
          <text:p text:style-name="P7"><text:span text:style-name="T5">1.</text:span><text:span text:style-name="T2"><text:tab/></text:span><text:span text:style-name="T3">When turned on turns on light </text:span><text:span text:style-name="T4">is turned on</text:span><text:span text:style-name="T3"> and plays </text:span><text:span text:style-name="T4">test </text:span><text:span text:style-name="T3">audio </text:span><text:span text:style-name="T4">file when it has stopped play the test audio file the light turns off </text:span><text:span text:style-name="T3">so user </text:span><text:span text:style-name="T4">and nurse</text:span><text:span text:style-name="T3"> know its working </text:span></text:p>
        </text:list-header>
      </text:list>
      <text:p text:style-name="P5"><text:span text:style-name="T2"><text:tab/></text:span><text:span text:style-name="T5">2. <text:tab/></text:span><text:span text:style-name="T2">Alert others when pushed via audio and light,</text:span></text:p>
      <text:p text:style-name="P5"><text:span text:style-name="T2"><text:tab/><text:tab/></text:span><text:span text:style-name="T8">Nurse light is on as audio is playing:</text:span></text:p>
      <text:list xml:id="list191926961201113" text:continue-numbering="true" text:style-name="Numbering_20_123">
        <text:list-header>
          <text:p text:style-name="P6"><text:span text:style-name="T1"><text:tab/></text:span><text:span text:style-name="T6">When button </text:span><text:span text:style-name="T7">patient </text:span><text:span text:style-name="T6">pushed is pressed </text:span><text:span text:style-name="T7">nurse </text:span><text:span text:style-name="T6">light flashes for 3 second at 3 second intervals and audio file plays </text:span><text:span text:style-name="T7">for</text:span><text:span text:style-name="T6"> three seconds after it ends. Audio file and light continue to play until </text:span><text:span text:style-name="T7">nurse </text:span><text:span text:style-name="T6">button </text:span><text:span text:style-name="T7">is pressed</text:span><text:span text:style-name="T6">.</text:span></text:p>
          <text:p text:style-name="P11"><text:span text:style-name="T6">3. </text:span></text:p>
          <text:p text:style-name="P10"><text:tab/></text:p>
        </text:list-header>
      </text:list>
      <text:p text:style-name="P2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nux Biolinum Keyboard O" svg:font-family="'Linux Biolinum Keyboard O'" style:font-pitch="variable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30T18:23:35.047895253</meta:creation-date>
    <dc:date>2021-04-10T19:11:43.564609607</dc:date>
    <meta:editing-duration>PT7M5S</meta:editing-duration>
    <meta:editing-cycles>2</meta:editing-cycles>
    <meta:generator>LibreOffice/6.1.5.2$Linux_ARM_EABI LibreOffice_project/10$Build-2</meta:generator>
    <meta:document-statistic meta:table-count="0" meta:image-count="0" meta:object-count="0" meta:page-count="1" meta:paragraph-count="15" meta:word-count="153" meta:character-count="848" meta:non-whitespace-character-count="691"/>
  </office:meta>
</office:document-meta>
</file>